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1"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3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/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EditarCadastroPróprio</text:p>
      <text:p text:style-name="P8"/>
      <text:h text:style-name="P10" text:outline-level="1">Breve Descrição</text:h>
      <text:p text:style-name="P7"><text:s text:c="4"/>O caso de uso EditarCadastroPróprio permite ao usuário editar todos os dados do seu cadastro. </text:p>
      <text:h text:style-name="P10" text:outline-level="1">Breve Descrição dos Atores</text:h>
      <text:p text:style-name="P7"><text:s text:c="4"/>Usuário: O usuário (Catalogador, Revisor, Gerente ou Administrador) edita todos os dados do seu cadastro.</text:p>
      <text:h text:style-name="P10" text:outline-level="1">Pré-condições </text:h>
      <text:p text:style-name="P7"><text:s text:c="4"/>O usuário está logado no sistema.</text:p>
      <text:h text:style-name="P10" text:outline-level="1">Fluxo Básico de eventos</text:h>
      <text:list xml:id="list38179795" text:style-name="WW8Num7">
        <text:list-item>
          <text:p text:style-name="P15"><text:s text:c="3"/>O usuário seleciona a opção “Editar Meu Cadastro”;</text:p>
        </text:list-item>
        <text:list-item>
          <text:p text:style-name="P14"><text:span text:style-name="T3"><text:s text:c="3"/>O sistema </text:span><text:span text:style-name="T4">carrega todos os dados do usuário</text:span><text:span text:style-name="T3">;</text:span></text:p>
        </text:list-item>
        <text:list-item>
          <text:p text:style-name="P13"><text:s text:c="3"/>O usuário altera seus dados e confirma a operação;</text:p>
        </text:list-item>
        <text:list-item>
          <text:p text:style-name="P15"><text:s text:c="3"/>O sistema salva as alterações e exibe a mensagem “Dados alterados com sucesso”;</text:p>
        </text:list-item>
        <text:list-item>
          <text:p text:style-name="P15"><text:s text:c="3"/>O caso de uso termina.</text:p>
        </text:list-item>
      </text:list>
      <text:h text:style-name="P11" text:outline-level="1">Fluxo Alternativo</text:h>
      <text:list xml:id="list38192126" text:style-name="WW8Num2">
        <text:list-header>
          <text:p text:style-name="P16">Fluxo Alternativo 1</text:p>
          <text:list>
            <text:list-item>
              <text:list>
                <text:list-item>
                  <text:list>
                    <text:list-header>
                      <text:p text:style-name="P17"><text:span text:style-name="T5"><text:s text:c="13"/></text:span><text:span text:style-name="T4">Se no passo 3 do fluxo básico o usuário não salvar as alterações realizadas, entao</text:span></text:p>
                      <text:list>
                        <text:list-item>
                          <text:list>
                            <text:list-header>
                              <text:p text:style-name="P18"><text:s text:c="16"/>1. O sistema exibe a mensagem “Dados não alterados”. </text:p>
                              <text:p text:style-name="P18"><text:s text:c="16"/>2. O caso de uso termina.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0" text:outline-level="1">Pós-condições</text:h>
      <text:h text:style-name="P9" text:outline-level="2" text:is-list-header="true">Fluxo Básico: Os dados do usuário foram alterados.</text:h>
      <text:p text:style-name="P4"><text:s text:c="12"/>Fluxo Alternativo 1: Os dados do usuário não foram alterados.</text:p>
      <text:p text:style-name="P4"/>
      <text:h text:style-name="P10" text:outline-level="1">Requisitos especiais</text:h>
      <text:p text:style-name="Standard"><text:span text:style-name="T5"><text:s text:c="13"/></text:span><text:span text:style-name="T3">Performance: A resposta do sistema para a busca do usuário deve ser realizada em até 1 segundo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5</meta:editing-cycles>
    <meta:editing-duration>PT04H01M32S</meta:editing-duration>
    <meta:generator>BrOffice.org/3.2$Win32 OpenOffice.org_project/320m12$Build-9483</meta:generator>
    <dc:date>2011-01-17T18:07:03.67</dc:date>
    <meta:document-statistic meta:table-count="2" meta:image-count="1" meta:object-count="0" meta:page-count="2" meta:paragraph-count="30" meta:word-count="209" meta:character-count="1289"/>
  </office:meta>
</office:document-meta>
</file>